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5d0" officeooo:paragraph-rsid="000c0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mentos de clientes: adolescentes y jovenes </text:p>
      <text:p text:style-name="P1">Propuesta de valor Servicio de cambio de baterías de iphones </text:p>
      <text:p text:style-name="P1">Canales RRSS, <text:s/>Wallapop, Whatsapp. </text:p>
      <text:p text:style-name="P1">Estructuras de ingresos: 10€ </text:p>
      <text:p text:style-name="P1">Recursos claves </text:p>
      <text:p text:style-name="P1">Actividades claves</text:p>
      <text:p text:style-name="P1">Afliados claves: Distribuidor de baterías chinas compatible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09:34:45.315000000</meta:creation-date>
    <dc:date>2023-10-16T10:06:02.366000000</dc:date>
    <meta:editing-duration>PT31M19S</meta:editing-duration>
    <meta:editing-cycles>1</meta:editing-cycles>
    <meta:document-statistic meta:table-count="0" meta:image-count="0" meta:object-count="0" meta:page-count="1" meta:paragraph-count="7" meta:word-count="35" meta:character-count="265" meta:non-whitespace-character-count="231"/>
    <meta:generator>LibreOffice/7.6.2.1$Windows_X86_64 LibreOffice_project/56f7684011345957bbf33a7ee678afaf4d2ba333</meta:generator>
  </office:meta>
</office:document-meta>
</file>